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189cm"/>
    </style:style>
    <style:style style:name="Tabla2.B" style:family="table-column">
      <style:table-column-properties style:column-width="5.70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1.499cm" table:align="left"/>
    </style:style>
    <style:style style:name="Tabla4.A" style:family="table-column">
      <style:table-column-properties style:column-width="4.189cm"/>
    </style:style>
    <style:style style:name="Tabla4.B" style:family="table-column">
      <style:table-column-properties style:column-width="7.31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8.511cm" table:align="left"/>
    </style:style>
    <style:style style:name="Tabla5.A" style:family="table-column">
      <style:table-column-properties style:column-width="8.511cm"/>
    </style:style>
    <style:style style:name="Tabla5.1" style:family="table-row">
      <style:table-row-properties style:min-row-height="0.691cm"/>
    </style:style>
    <style:style style:name="Tabla5.A1" style:family="table-cell">
      <style:table-cell-properties fo:padding="0.097cm" fo:border="none"/>
    </style:style>
    <style:style style:name="Tabla5.2" style:family="table-row">
      <style:table-row-properties style:min-row-height="0.815cm"/>
    </style:style>
    <style:style style:name="Tabla5.3" style:family="table-row">
      <style:table-row-properties style:min-row-height="0.794cm"/>
    </style:style>
    <style:style style:name="Tabla5.5" style:family="table-row">
      <style:table-row-properties style:min-row-height="2.115cm"/>
    </style:style>
    <style:style style:name="Tabla5.6" style:family="table-row">
      <style:table-row-properties style:min-row-height="0.785cm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officeooo:rsid="003439b2" officeooo:paragraph-rsid="001f30e1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bold" officeooo:rsid="003baa57" officeooo:paragraph-rsid="003baa57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officeooo:rsid="003da335" officeooo:paragraph-rsid="003da335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bold" officeooo:rsid="003f706a" officeooo:paragraph-rsid="003f706a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bold" officeooo:rsid="003f706a" officeooo:paragraph-rsid="00208cd4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fo:font-weight="bold" officeooo:rsid="005c53d7" officeooo:paragraph-rsid="005c53d7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221f1f" style:text-position="-5% 100%" style:font-name="Arial" fo:font-size="12pt" fo:letter-spacing="-0.012cm" fo:font-weight="bold" officeooo:rsid="001f30e1" officeooo:paragraph-rsid="004edf3f" style:font-size-asian="12pt" style:font-weight-asian="bold" style:font-name-complex="Lucida Sans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officeooo:paragraph-rsid="00208cd4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3439b2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8pt" officeooo:rsid="0020b766" officeooo:paragraph-rsid="0020b766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8pt" officeooo:rsid="002ee706" officeooo:paragraph-rsid="002ee706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2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5ca6d" style:font-size-asian="8pt" style:font-weight-asian="bold" style:font-name-complex="Lucida Sans" style:font-size-complex="8pt" style:font-weight-complex="bold"/>
    </style:style>
    <style:style style:name="P2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439b2" style:font-size-asian="8pt" style:font-weight-asian="bold" style:font-name-complex="Lucida Sans" style:font-size-complex="8pt" style:font-weight-complex="bold"/>
    </style:style>
    <style:style style:name="P2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5fde0" style:font-size-asian="8pt" style:font-weight-asian="bold" style:font-name-complex="Lucida Sans" style:font-size-complex="8pt" style:font-weight-complex="bold"/>
    </style:style>
    <style:style style:name="P2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447684" style:font-size-asian="8pt" style:font-weight-asian="bold" style:font-name-complex="Lucida Sans" style:font-size-complex="8pt" style:font-weight-complex="bold"/>
    </style:style>
    <style:style style:name="P2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5c53d7" style:font-size-asian="8pt" style:font-weight-asian="bold" style:font-name-complex="Lucida Sans" style:font-size-complex="8pt" style:font-weight-complex="bold"/>
    </style:style>
    <style:style style:name="P2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439b2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5240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d880d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07c04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d880d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3439b2"/>
    </style:style>
    <style:style style:name="T2" style:family="text">
      <style:text-properties officeooo:rsid="0035524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439b2" style:font-weight-asian="bold" style:font-weight-complex="bold"/>
    </style:style>
    <style:style style:name="T5" style:family="text">
      <style:text-properties officeooo:rsid="003a328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placeholder text:placeholder-type="text">&lt;o.state == 'posted' and "RECIBO DE PAGO" or "DETALLE DE PAGO"&gt;</text:placeholder></text:p>
      <text:p text:style-name="P1"/>
      <table:table table:name="Tabla2" table:style-name="Tabla2">
        <table:table-column table:style-name="Tabla2.A"/>
        <table:table-column table:style-name="Tabla2.B"/>
        <table:table-row table:style-name="TableLine94429934405120">
          <table:table-cell table:style-name="Tabla2.A1" office:value-type="string">
            <text:p text:style-name="P10">Orden de pago N° </text:p>
          </table:table-cell>
          <table:table-cell table:style-name="Tabla2.B1" office:value-type="string">
            <text:p text:style-name="P25"><text:placeholder text:placeholder-type="text">&lt;o.display_name&gt;</text:placeholder></text:p>
          </table:table-cell>
        </table:table-row>
        <table:table-row table:style-name="TableLine94429947185920">
          <table:table-cell table:style-name="Tabla2.A1" office:value-type="string">
            <text:p text:style-name="P10">Expediente: </text:p>
          </table:table-cell>
          <table:table-cell table:style-name="Tabla2.B2" office:value-type="string">
            <text:p text:style-name="P22"><text:placeholder text:placeholder-type="text">&lt;o.transaction_id.expedient_id.number&gt;</text:placeholder></text:p>
          </table:table-cell>
        </table:table-row>
        <table:table-row table:style-name="TableLine94429967726240">
          <table:table-cell table:style-name="Tabla2.A1" office:value-type="string">
            <text:p text:style-name="P12">Fecha de Pago:</text:p>
          </table:table-cell>
          <table:table-cell table:style-name="Tabla2.B2" office:value-type="string">
            <text:p text:style-name="P26"><text:placeholder text:placeholder-type="text">&lt;formatLang(o.payment_date, date='true')&gt;</text:placeholder></text:p>
          </table:table-cell>
        </table:table-row>
      </table:table>
      <text:p text:style-name="P2"><text:tab/></text:p>
      <text:p text:style-name="P7"/>
      <text:p text:style-name="P7">HABILITACIÓN/TESORERÍA</text:p>
      <text:p text:style-name="P3"/>
      <text:p text:style-name="P5"/>
      <table:table table:name="Tabla4" table:style-name="Tabla4">
        <table:table-column table:style-name="Tabla4.A"/>
        <table:table-column table:style-name="Tabla4.B"/>
        <table:table-row table:style-name="TableLine94429912108624">
          <table:table-cell table:style-name="Tabla4.A1" office:value-type="string">
            <text:p text:style-name="P11">Importe Bruto:</text:p>
          </table:table-cell>
          <table:table-cell table:style-name="Tabla4.B1" office:value-type="string">
            <text:p text:style-name="P23"><text:placeholder text:placeholder-type="text">&lt;formatLang(o.payments_amount)&gt;</text:placeholder></text:p>
          </table:table-cell>
        </table:table-row>
        <table:table-row table:style-name="TableLine94429953530480">
          <table:table-cell table:style-name="Tabla4.A2" office:value-type="string">
            <text:p text:style-name="P17">Cheque Nro:</text:p>
          </table:table-cell>
          <table:table-cell table:style-name="Tabla4.B2" office:value-type="string">
            <text:p text:style-name="P30"><text:placeholder text:placeholder-type="text">&lt;&lt;for each="line in o.payment_ids.filtered(lambda x: x.payment_method_code == 'check_printing')"&gt;
&gt;</text:placeholder></text:p>
            <text:p text:style-name="P30"><text:placeholder text:placeholder-type="text">&lt;line.check_number&gt;</text:placeholder><text:s/>- <text:span text:style-name="T4">$</text:span><text:span text:style-name="T1"> </text:span><text:span text:style-name="T3"><text:placeholder text:placeholder-type="text">&lt;formatLang(line.amount)&gt;</text:placeholder></text:span><text:s/>- <text:placeholder text:placeholder-type="text">&lt;formatLang(line.l10n_latam_check_payment_date, date='true')&gt;</text:placeholder></text:p>
            <text:p text:style-name="P30"><text:placeholder text:placeholder-type="text">&lt;/for&gt;</text:placeholder></text:p>
          </table:table-cell>
        </table:table-row>
        <table:table-row table:style-name="TableLine94429968158128">
          <table:table-cell table:style-name="Tabla4.A2" office:value-type="string">
            <text:p text:style-name="P16">Nombre de Beneficiario:</text:p>
          </table:table-cell>
          <table:table-cell table:style-name="Tabla4.B2" office:value-type="string">
            <text:p text:style-name="P27"><text:placeholder text:placeholder-type="text">&lt;o.partner_id.name&gt;</text:placeholder></text:p>
          </table:table-cell>
        </table:table-row>
        <table:table-row table:style-name="TableLine94429948667056">
          <table:table-cell table:style-name="Tabla4.A2" office:value-type="string">
            <text:p text:style-name="P21">Retenciones aplicadas:</text:p>
          </table:table-cell>
          <table:table-cell table:style-name="Tabla4.B2" office:value-type="string">
            <text:p text:style-name="P24"><text:span text:style-name="T5">$ </text:span><text:placeholder text:placeholder-type="text">&lt;formatLang(sum(o.payment_ids.filtered(lambda x: x.payment_method_code == 'withholding').mapped('amount')))&gt;</text:placeholder></text:p>
          </table:table-cell>
        </table:table-row>
        <table:table-row table:style-name="TableLine94429955070976">
          <table:table-cell table:style-name="Tabla4.A2" office:value-type="string">
            <text:p text:style-name="P27"><text:placeholder text:placeholder-type="text">&lt;for each="line in o.payment_ids.filtered(lambda x: x.payment_method_code == 'withholding')"&gt;</text:placeholder></text:p>
          </table:table-cell>
          <table:table-cell table:style-name="Tabla4.B2" office:value-type="string">
            <text:p text:style-name="P20"/>
          </table:table-cell>
        </table:table-row>
        <table:table-row table:style-name="TableLine94429970997904">
          <table:table-cell table:style-name="Tabla4.A2" office:value-type="string">
            <text:p text:style-name="P27"><text:placeholder text:placeholder-type="text">&lt;line.tax_withholding_id.name&gt;</text:placeholder></text:p>
          </table:table-cell>
          <table:table-cell table:style-name="Tabla4.B2" office:value-type="string">
            <text:p text:style-name="P28"><text:span text:style-name="T2">$ </text:span><text:placeholder text:placeholder-type="text">&lt;formatLang(line.amount)&gt;</text:placeholder></text:p>
          </table:table-cell>
        </table:table-row>
        <table:table-row table:style-name="TableLine94429968042896">
          <table:table-cell table:style-name="Tabla4.A2" office:value-type="string">
            <text:p text:style-name="P27"><text:placeholder text:placeholder-type="text">&lt;/for&gt;</text:placeholder></text:p>
          </table:table-cell>
          <table:table-cell table:style-name="Tabla4.B2" office:value-type="string">
            <text:p text:style-name="P15"/>
          </table:table-cell>
        </table:table-row>
      </table:table>
      <text:p text:style-name="P4"/>
      <text:p text:style-name="P29"><text:placeholder text:placeholder-type="text">&lt;if test="o.state == 'posted'"&gt;</text:placeholder></text:p>
      <text:p text:style-name="P6">Conforme Recepción Cheque/Transferencia:</text:p>
      <text:p text:style-name="P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6">Receptor:</text:p>
          </table:table-cell>
        </table:table-row>
        <table:table-row table:style-name="Tabla5.2">
          <table:table-cell table:style-name="Tabla5.A1" office:value-type="string">
            <text:p text:style-name="P19">En carácter de:</text:p>
          </table:table-cell>
        </table:table-row>
        <table:table-row table:style-name="Tabla5.3">
          <table:table-cell table:style-name="Tabla5.A1" office:value-type="string">
            <text:p text:style-name="P19">Aclaración:</text:p>
          </table:table-cell>
        </table:table-row>
        <table:table-row table:style-name="Tabla5.3">
          <table:table-cell table:style-name="Tabla5.A1" office:value-type="string">
            <text:p text:style-name="P19">DNI:</text:p>
          </table:table-cell>
        </table:table-row>
        <table:table-row table:style-name="Tabla5.5">
          <table:table-cell table:style-name="Tabla5.A1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  <table:table-row table:style-name="Tabla5.6">
          <table:table-cell table:style-name="Tabla5.A1" office:value-type="string">
            <text:p text:style-name="P18">Firma</text:p>
          </table:table-cell>
        </table:table-row>
      </table:table>
      <text:p text:style-name="P4"/>
      <text:p text:style-name="P4"/>
      <text:p text:style-name="P9"/>
      <text:p text:style-name="P8"/>
      <text:p text:style-name="P29"><text:placeholder text:placeholder-type="text">&lt;/if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3-26T19:32:02</meta:creation-date>
    <dc:date>2022-07-26T16:57:57.616791181</dc:date>
    <meta:editing-duration>PT2H7M26S</meta:editing-duration>
    <meta:editing-cycles>57</meta:editing-cycles>
    <meta:generator>LibreOffice/6.4.7.2$Linux_X86_64 LibreOffice_project/40$Build-2</meta:generator>
    <dc:title>ir.actions.report.xml</dc:title>
    <meta:document-statistic meta:table-count="3" meta:image-count="0" meta:object-count="0" meta:page-count="1" meta:paragraph-count="31" meta:word-count="85" meta:character-count="933" meta:non-whitespace-character-count="875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